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m Total</text:p>
          </table:table-cell>
          <table:table-cell office:value-type="string" calcext:value-type="string">
            <text:p>Mem Free</text:p>
          </table:table-cell>
          <table:table-cell office:value-type="string" calcext:value-type="string">
            <text:p>Mem Used</text:p>
          </table:table-cell>
          <table:table-cell office:value-type="string" calcext:value-type="string">
            <text:p>Mem buff/cache</text:p>
          </table:table-cell>
          <table:table-cell/>
          <table:table-cell office:value-type="string" calcext:value-type="string">
            <text:p>Swap Total</text:p>
          </table:table-cell>
          <table:table-cell office:value-type="string" calcext:value-type="string">
            <text:p>Swap Free</text:p>
          </table:table-cell>
          <table:table-cell office:value-type="string" calcext:value-type="string">
            <text:p>Swap Used</text:p>
          </table:table-cell>
          <table:table-cell office:value-type="string" calcext:value-type="string">
            <text:p>Swap availiable Mem</text:p>
          </table:table-cell>
          <table:table-cell/>
          <table:table-cell office:value-type="string" calcext:value-type="string">
            <text:p>mem1.sh VIRT</text:p>
          </table:table-cell>
          <table:table-cell office:value-type="string" calcext:value-type="string">
            <text:p>mem1.sh RES</text:p>
          </table:table-cell>
          <table:table-cell office:value-type="string" calcext:value-type="string">
            <text:p>mem1.sh percent of memory</text:p>
          </table:table-cell>
          <table:table-cell table:number-columns-repeated="2"/>
          <table:table-cell office:value-type="string" calcext:value-type="string">
            <text:p>mem2.sh VIRT</text:p>
          </table:table-cell>
          <table:table-cell office:value-type="string" calcext:value-type="string">
            <text:p>mem2.sh RES</text:p>
          </table:table-cell>
          <table:table-cell office:value-type="string" calcext:value-type="string">
            <text:p>mem2.sh percent of mem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981260" calcext:value-type="float">
            <text:p>4981260</text:p>
          </table:table-cell>
          <table:table-cell office:value-type="float" office:value="1735732" calcext:value-type="float">
            <text:p>1735732</text:p>
          </table:table-cell>
          <table:table-cell office:value-type="float" office:value="1318684" calcext:value-type="float">
            <text:p>13186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651436" calcext:value-type="float">
            <text:p>5651436</text:p>
          </table:table-cell>
          <table:table-cell/>
          <table:table-cell office:value-type="float" office:value="92256" calcext:value-type="float">
            <text:p>92256</text:p>
          </table:table-cell>
          <table:table-cell office:value-type="float" office:value="81236" calcext:value-type="float">
            <text:p>812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256" calcext:value-type="float">
            <text:p>92256</text:p>
          </table:table-cell>
          <table:table-cell office:value-type="float" office:value="81280" calcext:value-type="float">
            <text:p>81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828760" calcext:value-type="float">
            <text:p>4828760</text:p>
          </table:table-cell>
          <table:table-cell office:value-type="float" office:value="1892116" calcext:value-type="float">
            <text:p>1892116</text:p>
          </table:table-cell>
          <table:table-cell office:value-type="float" office:value="1314800" calcext:value-type="float">
            <text:p>13148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498484" calcext:value-type="float">
            <text:p>5498484</text:p>
          </table:table-cell>
          <table:table-cell/>
          <table:table-cell office:value-type="float" office:value="170400" calcext:value-type="float">
            <text:p>170400</text:p>
          </table:table-cell>
          <table:table-cell office:value-type="float" office:value="159364" calcext:value-type="float">
            <text:p>1593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0400" calcext:value-type="float">
            <text:p>170400</text:p>
          </table:table-cell>
          <table:table-cell office:value-type="float" office:value="159408" calcext:value-type="float">
            <text:p>159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674480" calcext:value-type="float">
            <text:p>4674480</text:p>
          </table:table-cell>
          <table:table-cell office:value-type="float" office:value="2048904" calcext:value-type="float">
            <text:p>2048904</text:p>
          </table:table-cell>
          <table:table-cell office:value-type="float" office:value="1312292" calcext:value-type="float">
            <text:p>13122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344660" calcext:value-type="float">
            <text:p>5344660</text:p>
          </table:table-cell>
          <table:table-cell/>
          <table:table-cell office:value-type="float" office:value="248544" calcext:value-type="float">
            <text:p>248544</text:p>
          </table:table-cell>
          <table:table-cell office:value-type="float" office:value="237492" calcext:value-type="float">
            <text:p>2374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544" calcext:value-type="float">
            <text:p>248544</text:p>
          </table:table-cell>
          <table:table-cell office:value-type="float" office:value="237536" calcext:value-type="float">
            <text:p>237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515988" calcext:value-type="float">
            <text:p>4515988</text:p>
          </table:table-cell>
          <table:table-cell office:value-type="float" office:value="2204888" calcext:value-type="float">
            <text:p>2204888</text:p>
          </table:table-cell>
          <table:table-cell office:value-type="float" office:value="1314800" calcext:value-type="float">
            <text:p>13148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185800" calcext:value-type="float">
            <text:p>5185800</text:p>
          </table:table-cell>
          <table:table-cell/>
          <table:table-cell office:value-type="float" office:value="326688" calcext:value-type="float">
            <text:p>326688</text:p>
          </table:table-cell>
          <table:table-cell office:value-type="float" office:value="315620" calcext:value-type="float">
            <text:p>31562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26688" calcext:value-type="float">
            <text:p>326688</text:p>
          </table:table-cell>
          <table:table-cell office:value-type="float" office:value="315664" calcext:value-type="float">
            <text:p>31566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359076" calcext:value-type="float">
            <text:p>4359076</text:p>
          </table:table-cell>
          <table:table-cell office:value-type="float" office:value="2361848" calcext:value-type="float">
            <text:p>2361848</text:p>
          </table:table-cell>
          <table:table-cell office:value-type="float" office:value="1314752" calcext:value-type="float">
            <text:p>131475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028016" calcext:value-type="float">
            <text:p>5028016</text:p>
          </table:table-cell>
          <table:table-cell/>
          <table:table-cell office:value-type="float" office:value="404832" calcext:value-type="float">
            <text:p>404832</text:p>
          </table:table-cell>
          <table:table-cell office:value-type="float" office:value="393748" calcext:value-type="float">
            <text:p>393748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404832" calcext:value-type="float">
            <text:p>404832</text:p>
          </table:table-cell>
          <table:table-cell office:value-type="float" office:value="393792" calcext:value-type="float">
            <text:p>393792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204364" calcext:value-type="float">
            <text:p>4204364</text:p>
          </table:table-cell>
          <table:table-cell office:value-type="float" office:value="2519068" calcext:value-type="float">
            <text:p>2519068</text:p>
          </table:table-cell>
          <table:table-cell office:value-type="float" office:value="1312244" calcext:value-type="float">
            <text:p>13122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4873620" calcext:value-type="float">
            <text:p>4873620</text:p>
          </table:table-cell>
          <table:table-cell/>
          <table:table-cell office:value-type="float" office:value="482844" calcext:value-type="float">
            <text:p>482844</text:p>
          </table:table-cell>
          <table:table-cell office:value-type="float" office:value="471876" calcext:value-type="float">
            <text:p>471876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82844" calcext:value-type="float">
            <text:p>482844</text:p>
          </table:table-cell>
          <table:table-cell office:value-type="float" office:value="471920" calcext:value-type="float">
            <text:p>471920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046040" calcext:value-type="float">
            <text:p>4046040</text:p>
          </table:table-cell>
          <table:table-cell office:value-type="float" office:value="2674996" calcext:value-type="float">
            <text:p>2674996</text:p>
          </table:table-cell>
          <table:table-cell office:value-type="float" office:value="1314640" calcext:value-type="float">
            <text:p>131464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715572" calcext:value-type="float">
            <text:p>4715572</text:p>
          </table:table-cell>
          <table:table-cell/>
          <table:table-cell office:value-type="float" office:value="560988" calcext:value-type="float">
            <text:p>560988</text:p>
          </table:table-cell>
          <table:table-cell office:value-type="float" office:value="549992" calcext:value-type="float">
            <text:p>54999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560988" calcext:value-type="float">
            <text:p>560988</text:p>
          </table:table-cell>
          <table:table-cell office:value-type="float" office:value="550048" calcext:value-type="float">
            <text:p>550048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886192" calcext:value-type="float">
            <text:p>3886192</text:p>
          </table:table-cell>
          <table:table-cell office:value-type="float" office:value="2832360" calcext:value-type="float">
            <text:p>2832360</text:p>
          </table:table-cell>
          <table:table-cell office:value-type="float" office:value="1317124" calcext:value-type="float">
            <text:p>131712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555812" calcext:value-type="float">
            <text:p>4555812</text:p>
          </table:table-cell>
          <table:table-cell/>
          <table:table-cell office:value-type="float" office:value="639132" calcext:value-type="float">
            <text:p>639132</text:p>
          </table:table-cell>
          <table:table-cell office:value-type="float" office:value="628132" calcext:value-type="float">
            <text:p>628132</text:p>
          </table:table-cell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639132" calcext:value-type="float">
            <text:p>639132</text:p>
          </table:table-cell>
          <table:table-cell office:value-type="float" office:value="628160" calcext:value-type="float">
            <text:p>628160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731052" calcext:value-type="float">
            <text:p>3731052</text:p>
          </table:table-cell>
          <table:table-cell office:value-type="float" office:value="2987576" calcext:value-type="float">
            <text:p>2987576</text:p>
          </table:table-cell>
          <table:table-cell office:value-type="float" office:value="1317048" calcext:value-type="float">
            <text:p>131704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401440" calcext:value-type="float">
            <text:p>4401440</text:p>
          </table:table-cell>
          <table:table-cell/>
          <table:table-cell office:value-type="float" office:value="717276" calcext:value-type="float">
            <text:p>717276</text:p>
          </table:table-cell>
          <table:table-cell office:value-type="float" office:value="706256" calcext:value-type="float">
            <text:p>706256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17276" calcext:value-type="float">
            <text:p>717276</text:p>
          </table:table-cell>
          <table:table-cell office:value-type="float" office:value="706300" calcext:value-type="float">
            <text:p>70630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575068" calcext:value-type="float">
            <text:p>3575068</text:p>
          </table:table-cell>
          <table:table-cell office:value-type="float" office:value="3143420" calcext:value-type="float">
            <text:p>3143420</text:p>
          </table:table-cell>
          <table:table-cell office:value-type="float" office:value="1317188" calcext:value-type="float">
            <text:p>13171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244200" calcext:value-type="float">
            <text:p>4244200</text:p>
          </table:table-cell>
          <table:table-cell/>
          <table:table-cell office:value-type="float" office:value="795420" calcext:value-type="float">
            <text:p>795420</text:p>
          </table:table-cell>
          <table:table-cell office:value-type="float" office:value="784384" calcext:value-type="float">
            <text:p>784384</text:p>
          </table:table-cell>
          <table:table-cell office:value-type="float" office:value="9.8" calcext:value-type="float">
            <text:p>9,8</text:p>
          </table:table-cell>
          <table:table-cell table:number-columns-repeated="2"/>
          <table:table-cell office:value-type="float" office:value="795420" calcext:value-type="float">
            <text:p>795420</text:p>
          </table:table-cell>
          <table:table-cell office:value-type="float" office:value="784428" calcext:value-type="float">
            <text:p>784428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418372" calcext:value-type="float">
            <text:p>3418372</text:p>
          </table:table-cell>
          <table:table-cell office:value-type="float" office:value="3300104" calcext:value-type="float">
            <text:p>3300104</text:p>
          </table:table-cell>
          <table:table-cell office:value-type="float" office:value="1317200" calcext:value-type="float">
            <text:p>13172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088404" calcext:value-type="float">
            <text:p>4088404</text:p>
          </table:table-cell>
          <table:table-cell/>
          <table:table-cell office:value-type="float" office:value="873564" calcext:value-type="float">
            <text:p>873564</text:p>
          </table:table-cell>
          <table:table-cell office:value-type="float" office:value="862512" calcext:value-type="float">
            <text:p>862512</text:p>
          </table:table-cell>
          <table:table-cell office:value-type="float" office:value="10.7" calcext:value-type="float">
            <text:p>10,7</text:p>
          </table:table-cell>
          <table:table-cell table:number-columns-repeated="2"/>
          <table:table-cell office:value-type="float" office:value="873564" calcext:value-type="float">
            <text:p>873564</text:p>
          </table:table-cell>
          <table:table-cell office:value-type="float" office:value="862556" calcext:value-type="float">
            <text:p>862556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261492" calcext:value-type="float">
            <text:p>3261492</text:p>
          </table:table-cell>
          <table:table-cell office:value-type="float" office:value="3457076" calcext:value-type="float">
            <text:p>3457076</text:p>
          </table:table-cell>
          <table:table-cell office:value-type="float" office:value="1317108" calcext:value-type="float">
            <text:p>13171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930492" calcext:value-type="float">
            <text:p>3930492</text:p>
          </table:table-cell>
          <table:table-cell/>
          <table:table-cell office:value-type="float" office:value="951708" calcext:value-type="float">
            <text:p>951708</text:p>
          </table:table-cell>
          <table:table-cell office:value-type="float" office:value="940640" calcext:value-type="float">
            <text:p>940640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office:value-type="float" office:value="951708" calcext:value-type="float">
            <text:p>951708</text:p>
          </table:table-cell>
          <table:table-cell office:value-type="float" office:value="940684" calcext:value-type="float">
            <text:p>940684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05204" calcext:value-type="float">
            <text:p>3105204</text:p>
          </table:table-cell>
          <table:table-cell office:value-type="float" office:value="3613404" calcext:value-type="float">
            <text:p>3613404</text:p>
          </table:table-cell>
          <table:table-cell office:value-type="float" office:value="1317068" calcext:value-type="float">
            <text:p>13170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774692" calcext:value-type="float">
            <text:p>3774692</text:p>
          </table:table-cell>
          <table:table-cell/>
          <table:table-cell office:value-type="float" office:value="1029852" calcext:value-type="float">
            <text:p>1029852</text:p>
          </table:table-cell>
          <table:table-cell office:value-type="string" calcext:value-type="string">
            <text:p>994,9m</text:p>
          </table:table-cell>
          <table:table-cell office:value-type="float" office:value="12.7" calcext:value-type="float">
            <text:p>12,7</text:p>
          </table:table-cell>
          <table:table-cell table:number-columns-repeated="2"/>
          <table:table-cell office:value-type="float" office:value="1029852" calcext:value-type="float">
            <text:p>1029852</text:p>
          </table:table-cell>
          <table:table-cell office:value-type="string" calcext:value-type="string">
            <text:p>994,9m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948516" calcext:value-type="float">
            <text:p>2948516</text:p>
          </table:table-cell>
          <table:table-cell office:value-type="float" office:value="3770084" calcext:value-type="float">
            <text:p>3770084</text:p>
          </table:table-cell>
          <table:table-cell office:value-type="float" office:value="1317076" calcext:value-type="float">
            <text:p>131707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618484" calcext:value-type="float">
            <text:p>3618484</text:p>
          </table:table-cell>
          <table:table-cell/>
          <table:table-cell office:value-type="float" office:value="1107864" calcext:value-type="float">
            <text:p>1107864</text:p>
          </table:table-cell>
          <table:table-cell office:value-type="string" calcext:value-type="string">
            <text:p>1,046g</text:p>
          </table:table-cell>
          <table:table-cell office:value-type="float" office:value="13.7" calcext:value-type="float">
            <text:p>13,7</text:p>
          </table:table-cell>
          <table:table-cell table:number-columns-repeated="2"/>
          <table:table-cell office:value-type="float" office:value="1107864" calcext:value-type="float">
            <text:p>1107864</text:p>
          </table:table-cell>
          <table:table-cell office:value-type="string" calcext:value-type="string">
            <text:p>1,046g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792104" calcext:value-type="float">
            <text:p>2792104</text:p>
          </table:table-cell>
          <table:table-cell office:value-type="float" office:value="3926484" calcext:value-type="float">
            <text:p>3926484</text:p>
          </table:table-cell>
          <table:table-cell office:value-type="float" office:value="1317088" calcext:value-type="float">
            <text:p>13170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462268" calcext:value-type="float">
            <text:p>3462268</text:p>
          </table:table-cell>
          <table:table-cell/>
          <table:table-cell office:value-type="float" office:value="1186008" calcext:value-type="float">
            <text:p>1186008</text:p>
          </table:table-cell>
          <table:table-cell office:value-type="string" calcext:value-type="string">
            <text:p>1,121g</text:p>
          </table:table-cell>
          <table:table-cell office:value-type="float" office:value="14.6" calcext:value-type="float">
            <text:p>14,6</text:p>
          </table:table-cell>
          <table:table-cell table:number-columns-repeated="2"/>
          <table:table-cell office:value-type="float" office:value="1186008" calcext:value-type="float">
            <text:p>1186008</text:p>
          </table:table-cell>
          <table:table-cell office:value-type="string" calcext:value-type="string">
            <text:p>1,121g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634140" calcext:value-type="float">
            <text:p>2634140</text:p>
          </table:table-cell>
          <table:table-cell office:value-type="float" office:value="4083940" calcext:value-type="float">
            <text:p>4083940</text:p>
          </table:table-cell>
          <table:table-cell office:value-type="float" office:value="1317596" calcext:value-type="float">
            <text:p>13175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303740" calcext:value-type="float">
            <text:p>3303740</text:p>
          </table:table-cell>
          <table:table-cell/>
          <table:table-cell office:value-type="float" office:value="1264152" calcext:value-type="float">
            <text:p>1264152</text:p>
          </table:table-cell>
          <table:table-cell office:value-type="string" calcext:value-type="string">
            <text:p>1,195g</text:p>
          </table:table-cell>
          <table:table-cell office:value-type="float" office:value="15.6" calcext:value-type="float">
            <text:p>15,6</text:p>
          </table:table-cell>
          <table:table-cell table:number-columns-repeated="2"/>
          <table:table-cell office:value-type="float" office:value="1264152" calcext:value-type="float">
            <text:p>1264152</text:p>
          </table:table-cell>
          <table:table-cell office:value-type="string" calcext:value-type="string">
            <text:p>1,195g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476860" calcext:value-type="float">
            <text:p>2476860</text:p>
          </table:table-cell>
          <table:table-cell office:value-type="float" office:value="4241632" calcext:value-type="float">
            <text:p>4241632</text:p>
          </table:table-cell>
          <table:table-cell office:value-type="float" office:value="1317184" calcext:value-type="float">
            <text:p>13171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146348" calcext:value-type="float">
            <text:p>3146348</text:p>
          </table:table-cell>
          <table:table-cell/>
          <table:table-cell office:value-type="float" office:value="1342296" calcext:value-type="float">
            <text:p>1342296</text:p>
          </table:table-cell>
          <table:table-cell office:value-type="string" calcext:value-type="string">
            <text:p>1,270g</text:p>
          </table:table-cell>
          <table:table-cell office:value-type="float" office:value="16.6" calcext:value-type="float">
            <text:p>16,6</text:p>
          </table:table-cell>
          <table:table-cell table:number-columns-repeated="2"/>
          <table:table-cell office:value-type="float" office:value="1342296" calcext:value-type="float">
            <text:p>1342296</text:p>
          </table:table-cell>
          <table:table-cell office:value-type="string" calcext:value-type="string">
            <text:p>1,270g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20572" calcext:value-type="float">
            <text:p>2320572</text:p>
          </table:table-cell>
          <table:table-cell office:value-type="float" office:value="4398012" calcext:value-type="float">
            <text:p>4398012</text:p>
          </table:table-cell>
          <table:table-cell office:value-type="float" office:value="1317092" calcext:value-type="float">
            <text:p>13170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990964" calcext:value-type="float">
            <text:p>2990964</text:p>
          </table:table-cell>
          <table:table-cell/>
          <table:table-cell office:value-type="float" office:value="1420440" calcext:value-type="float">
            <text:p>1420440</text:p>
          </table:table-cell>
          <table:table-cell office:value-type="string" calcext:value-type="string">
            <text:p>1,344g</text:p>
          </table:table-cell>
          <table:table-cell office:value-type="float" office:value="17.5" calcext:value-type="float">
            <text:p>17,5</text:p>
          </table:table-cell>
          <table:table-cell table:number-columns-repeated="2"/>
          <table:table-cell office:value-type="float" office:value="1420440" calcext:value-type="float">
            <text:p>1420440</text:p>
          </table:table-cell>
          <table:table-cell office:value-type="string" calcext:value-type="string">
            <text:p>1,344g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163040" calcext:value-type="float">
            <text:p>2163040</text:p>
          </table:table-cell>
          <table:table-cell office:value-type="float" office:value="4555536" calcext:value-type="float">
            <text:p>4555536</text:p>
          </table:table-cell>
          <table:table-cell office:value-type="float" office:value="1317100" calcext:value-type="float">
            <text:p>13171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832956" calcext:value-type="float">
            <text:p>2832956</text:p>
          </table:table-cell>
          <table:table-cell/>
          <table:table-cell office:value-type="float" office:value="1498584" calcext:value-type="float">
            <text:p>1498584</text:p>
          </table:table-cell>
          <table:table-cell office:value-type="string" calcext:value-type="string">
            <text:p>1,419g</text:p>
          </table:table-cell>
          <table:table-cell office:value-type="float" office:value="18.5" calcext:value-type="float">
            <text:p>18,5</text:p>
          </table:table-cell>
          <table:table-cell table:number-columns-repeated="2"/>
          <table:table-cell office:value-type="float" office:value="1498584" calcext:value-type="float">
            <text:p>1498584</text:p>
          </table:table-cell>
          <table:table-cell office:value-type="string" calcext:value-type="string">
            <text:p>1,419g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003300" calcext:value-type="float">
            <text:p>2003300</text:p>
          </table:table-cell>
          <table:table-cell office:value-type="float" office:value="4715488" calcext:value-type="float">
            <text:p>4715488</text:p>
          </table:table-cell>
          <table:table-cell office:value-type="float" office:value="1316888" calcext:value-type="float">
            <text:p>13168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673736" calcext:value-type="float">
            <text:p>2673736</text:p>
          </table:table-cell>
          <table:table-cell/>
          <table:table-cell office:value-type="float" office:value="1576728" calcext:value-type="float">
            <text:p>1576728</text:p>
          </table:table-cell>
          <table:table-cell office:value-type="string" calcext:value-type="string">
            <text:p>1,493g</text:p>
          </table:table-cell>
          <table:table-cell office:value-type="float" office:value="19.5" calcext:value-type="float">
            <text:p>19,5</text:p>
          </table:table-cell>
          <table:table-cell table:number-columns-repeated="2"/>
          <table:table-cell office:value-type="float" office:value="1576728" calcext:value-type="float">
            <text:p>1576728</text:p>
          </table:table-cell>
          <table:table-cell office:value-type="string" calcext:value-type="string">
            <text:p>1,493g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846568" calcext:value-type="float">
            <text:p>1846568</text:p>
          </table:table-cell>
          <table:table-cell office:value-type="float" office:value="4871988" calcext:value-type="float">
            <text:p>4871988</text:p>
          </table:table-cell>
          <table:table-cell office:value-type="float" office:value="1317120" calcext:value-type="float">
            <text:p>13171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517308" calcext:value-type="float">
            <text:p>2517308</text:p>
          </table:table-cell>
          <table:table-cell/>
          <table:table-cell office:value-type="float" office:value="1654872" calcext:value-type="float">
            <text:p>1654872</text:p>
          </table:table-cell>
          <table:table-cell office:value-type="string" calcext:value-type="string">
            <text:p>1,568g</text:p>
          </table:table-cell>
          <table:table-cell office:value-type="float" office:value="20.5" calcext:value-type="float">
            <text:p>20,5</text:p>
          </table:table-cell>
          <table:table-cell table:number-columns-repeated="2"/>
          <table:table-cell office:value-type="float" office:value="1654872" calcext:value-type="float">
            <text:p>1654872</text:p>
          </table:table-cell>
          <table:table-cell office:value-type="string" calcext:value-type="string">
            <text:p>1,568g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91256" calcext:value-type="float">
            <text:p>1691256</text:p>
          </table:table-cell>
          <table:table-cell office:value-type="float" office:value="5027300" calcext:value-type="float">
            <text:p>5027300</text:p>
          </table:table-cell>
          <table:table-cell office:value-type="float" office:value="1317120" calcext:value-type="float">
            <text:p>13171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361612" calcext:value-type="float">
            <text:p>2361612</text:p>
          </table:table-cell>
          <table:table-cell/>
          <table:table-cell office:value-type="float" office:value="1732884" calcext:value-type="float">
            <text:p>1732884</text:p>
          </table:table-cell>
          <table:table-cell office:value-type="string" calcext:value-type="string">
            <text:p>1,642g</text:p>
          </table:table-cell>
          <table:table-cell office:value-type="float" office:value="21.4" calcext:value-type="float">
            <text:p>21,4</text:p>
          </table:table-cell>
          <table:table-cell table:number-columns-repeated="2"/>
          <table:table-cell office:value-type="float" office:value="1732884" calcext:value-type="float">
            <text:p>1732884</text:p>
          </table:table-cell>
          <table:table-cell office:value-type="string" calcext:value-type="string">
            <text:p>1,642g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34884" calcext:value-type="float">
            <text:p>1534884</text:p>
          </table:table-cell>
          <table:table-cell office:value-type="float" office:value="5183672" calcext:value-type="float">
            <text:p>5183672</text:p>
          </table:table-cell>
          <table:table-cell office:value-type="float" office:value="1317120" calcext:value-type="float">
            <text:p>13171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204568" calcext:value-type="float">
            <text:p>2204568</text:p>
          </table:table-cell>
          <table:table-cell/>
          <table:table-cell office:value-type="float" office:value="1811028" calcext:value-type="float">
            <text:p>1811028</text:p>
          </table:table-cell>
          <table:table-cell office:value-type="string" calcext:value-type="string">
            <text:p>1,717g</text:p>
          </table:table-cell>
          <table:table-cell office:value-type="float" office:value="22.4" calcext:value-type="float">
            <text:p>22,4</text:p>
          </table:table-cell>
          <table:table-cell table:number-columns-repeated="2"/>
          <table:table-cell office:value-type="float" office:value="1811028" calcext:value-type="float">
            <text:p>1811028</text:p>
          </table:table-cell>
          <table:table-cell office:value-type="string" calcext:value-type="string">
            <text:p>1,717g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77972" calcext:value-type="float">
            <text:p>1377972</text:p>
          </table:table-cell>
          <table:table-cell office:value-type="float" office:value="5340576" calcext:value-type="float">
            <text:p>5340576</text:p>
          </table:table-cell>
          <table:table-cell office:value-type="float" office:value="1317128" calcext:value-type="float">
            <text:p>13171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049408" calcext:value-type="float">
            <text:p>2049408</text:p>
          </table:table-cell>
          <table:table-cell/>
          <table:table-cell office:value-type="float" office:value="1889172" calcext:value-type="float">
            <text:p>1889172</text:p>
          </table:table-cell>
          <table:table-cell office:value-type="string" calcext:value-type="string">
            <text:p>1,791g</text:p>
          </table:table-cell>
          <table:table-cell office:value-type="float" office:value="23.4" calcext:value-type="float">
            <text:p>23,4</text:p>
          </table:table-cell>
          <table:table-cell table:number-columns-repeated="2"/>
          <table:table-cell office:value-type="float" office:value="1889172" calcext:value-type="float">
            <text:p>1889172</text:p>
          </table:table-cell>
          <table:table-cell office:value-type="string" calcext:value-type="string">
            <text:p>1,791g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23008" calcext:value-type="float">
            <text:p>1223008</text:p>
          </table:table-cell>
          <table:table-cell office:value-type="float" office:value="5495312" calcext:value-type="float">
            <text:p>5495312</text:p>
          </table:table-cell>
          <table:table-cell office:value-type="float" office:value="1317356" calcext:value-type="float">
            <text:p>13173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893212" calcext:value-type="float">
            <text:p>1893212</text:p>
          </table:table-cell>
          <table:table-cell/>
          <table:table-cell office:value-type="float" office:value="1967316" calcext:value-type="float">
            <text:p>1967316</text:p>
          </table:table-cell>
          <table:table-cell office:value-type="string" calcext:value-type="string">
            <text:p>1,866g</text:p>
          </table:table-cell>
          <table:table-cell office:value-type="float" office:value="24.3" calcext:value-type="float">
            <text:p>24,3</text:p>
          </table:table-cell>
          <table:table-cell table:number-columns-repeated="2"/>
          <table:table-cell office:value-type="float" office:value="1967316" calcext:value-type="float">
            <text:p>1967316</text:p>
          </table:table-cell>
          <table:table-cell office:value-type="string" calcext:value-type="string">
            <text:p>1,866g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064436" calcext:value-type="float">
            <text:p>1064436</text:p>
          </table:table-cell>
          <table:table-cell office:value-type="float" office:value="5653944" calcext:value-type="float">
            <text:p>5653944</text:p>
          </table:table-cell>
          <table:table-cell office:value-type="float" office:value="1317296" calcext:value-type="float">
            <text:p>13172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761064" calcext:value-type="float">
            <text:p>1761064</text:p>
          </table:table-cell>
          <table:table-cell/>
          <table:table-cell office:value-type="float" office:value="2045460" calcext:value-type="float">
            <text:p>2045460</text:p>
          </table:table-cell>
          <table:table-cell office:value-type="string" calcext:value-type="string">
            <text:p>1,940g</text:p>
          </table:table-cell>
          <table:table-cell office:value-type="float" office:value="25.3" calcext:value-type="float">
            <text:p>25,3</text:p>
          </table:table-cell>
          <table:table-cell table:number-columns-repeated="2"/>
          <table:table-cell office:value-type="float" office:value="2045460" calcext:value-type="float">
            <text:p>2045460</text:p>
          </table:table-cell>
          <table:table-cell office:value-type="string" calcext:value-type="string">
            <text:p>1,940g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935904" calcext:value-type="float">
            <text:p>935904</text:p>
          </table:table-cell>
          <table:table-cell office:value-type="float" office:value="5782636" calcext:value-type="float">
            <text:p>5782636</text:p>
          </table:table-cell>
          <table:table-cell office:value-type="float" office:value="1317136" calcext:value-type="float">
            <text:p>13171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606204" calcext:value-type="float">
            <text:p>1606204</text:p>
          </table:table-cell>
          <table:table-cell/>
          <table:table-cell office:value-type="float" office:value="2123604" calcext:value-type="float">
            <text:p>2123604</text:p>
          </table:table-cell>
          <table:table-cell office:value-type="string" calcext:value-type="string">
            <text:p>2,015g</text:p>
          </table:table-cell>
          <table:table-cell office:value-type="float" office:value="26.3" calcext:value-type="float">
            <text:p>26,3</text:p>
          </table:table-cell>
          <table:table-cell table:number-columns-repeated="2"/>
          <table:table-cell office:value-type="float" office:value="2123604" calcext:value-type="float">
            <text:p>2123604</text:p>
          </table:table-cell>
          <table:table-cell office:value-type="string" calcext:value-type="string">
            <text:p>2,015g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779460" calcext:value-type="float">
            <text:p>779460</text:p>
          </table:table-cell>
          <table:table-cell office:value-type="float" office:value="5938936" calcext:value-type="float">
            <text:p>5938936</text:p>
          </table:table-cell>
          <table:table-cell office:value-type="float" office:value="1317280" calcext:value-type="float">
            <text:p>131728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449064" calcext:value-type="float">
            <text:p>1449064</text:p>
          </table:table-cell>
          <table:table-cell/>
          <table:table-cell office:value-type="float" office:value="2201748" calcext:value-type="float">
            <text:p>2201748</text:p>
          </table:table-cell>
          <table:table-cell office:value-type="string" calcext:value-type="string">
            <text:p>2,089g</text:p>
          </table:table-cell>
          <table:table-cell office:value-type="float" office:value="27.3" calcext:value-type="float">
            <text:p>27,3</text:p>
          </table:table-cell>
          <table:table-cell table:number-columns-repeated="2"/>
          <table:table-cell office:value-type="float" office:value="2201748" calcext:value-type="float">
            <text:p>2201748</text:p>
          </table:table-cell>
          <table:table-cell office:value-type="string" calcext:value-type="string">
            <text:p>2,089g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623344" calcext:value-type="float">
            <text:p>623344</text:p>
          </table:table-cell>
          <table:table-cell office:value-type="float" office:value="6095012" calcext:value-type="float">
            <text:p>6095012</text:p>
          </table:table-cell>
          <table:table-cell office:value-type="float" office:value="1317320" calcext:value-type="float">
            <text:p>13173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88" calcext:value-type="float">
            <text:p>633888</text:p>
          </table:table-cell>
          <table:table-cell office:value-type="float" office:value="1034680" calcext:value-type="float">
            <text:p>1034680</text:p>
          </table:table-cell>
          <table:table-cell office:value-type="float" office:value="1293096" calcext:value-type="float">
            <text:p>1293096</text:p>
          </table:table-cell>
          <table:table-cell/>
          <table:table-cell office:value-type="float" office:value="2279892" calcext:value-type="float">
            <text:p>2279892</text:p>
          </table:table-cell>
          <table:table-cell office:value-type="string" calcext:value-type="string">
            <text:p>2,164g</text:p>
          </table:table-cell>
          <table:table-cell office:value-type="float" office:value="28.2" calcext:value-type="float">
            <text:p>28,2</text:p>
          </table:table-cell>
          <table:table-cell table:number-columns-repeated="2"/>
          <table:table-cell office:value-type="float" office:value="2279892" calcext:value-type="float">
            <text:p>2279892</text:p>
          </table:table-cell>
          <table:table-cell office:value-type="string" calcext:value-type="string">
            <text:p>2,164g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66508" calcext:value-type="float">
            <text:p>466508</text:p>
          </table:table-cell>
          <table:table-cell office:value-type="float" office:value="6252004" calcext:value-type="float">
            <text:p>6252004</text:p>
          </table:table-cell>
          <table:table-cell office:value-type="float" office:value="1317164" calcext:value-type="float">
            <text:p>131716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88" calcext:value-type="float">
            <text:p>633888</text:p>
          </table:table-cell>
          <table:table-cell office:value-type="float" office:value="1034680" calcext:value-type="float">
            <text:p>1034680</text:p>
          </table:table-cell>
          <table:table-cell office:value-type="float" office:value="1136904" calcext:value-type="float">
            <text:p>1136904</text:p>
          </table:table-cell>
          <table:table-cell/>
          <table:table-cell office:value-type="float" office:value="2357904" calcext:value-type="float">
            <text:p>2357904</text:p>
          </table:table-cell>
          <table:table-cell office:value-type="string" calcext:value-type="string">
            <text:p>2,238g</text:p>
          </table:table-cell>
          <table:table-cell office:value-type="float" office:value="29.2" calcext:value-type="float">
            <text:p>29,2</text:p>
          </table:table-cell>
          <table:table-cell table:number-columns-repeated="2"/>
          <table:table-cell office:value-type="float" office:value="2357904" calcext:value-type="float">
            <text:p>2357904</text:p>
          </table:table-cell>
          <table:table-cell office:value-type="string" calcext:value-type="string">
            <text:p>2,238g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95012" calcext:value-type="float">
            <text:p>395012</text:p>
          </table:table-cell>
          <table:table-cell office:value-type="float" office:value="6408192" calcext:value-type="float">
            <text:p>6408192</text:p>
          </table:table-cell>
          <table:table-cell office:value-type="float" office:value="1232472" calcext:value-type="float">
            <text:p>12324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92" calcext:value-type="float">
            <text:p>633892</text:p>
          </table:table-cell>
          <table:table-cell office:value-type="float" office:value="1034676" calcext:value-type="float">
            <text:p>1034676</text:p>
          </table:table-cell>
          <table:table-cell office:value-type="float" office:value="1066032" calcext:value-type="float">
            <text:p>1066032</text:p>
          </table:table-cell>
          <table:table-cell/>
          <table:table-cell office:value-type="float" office:value="2436048" calcext:value-type="float">
            <text:p>2436048</text:p>
          </table:table-cell>
          <table:table-cell office:value-type="string" calcext:value-type="string">
            <text:p>2,313g</text:p>
          </table:table-cell>
          <table:table-cell office:value-type="float" office:value="30.2" calcext:value-type="float">
            <text:p>30,2</text:p>
          </table:table-cell>
          <table:table-cell table:number-columns-repeated="2"/>
          <table:table-cell office:value-type="float" office:value="2436048" calcext:value-type="float">
            <text:p>2436048</text:p>
          </table:table-cell>
          <table:table-cell office:value-type="string" calcext:value-type="string">
            <text:p>2,313g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7876" calcext:value-type="float">
            <text:p>237876</text:p>
          </table:table-cell>
          <table:table-cell office:value-type="float" office:value="6565484" calcext:value-type="float">
            <text:p>6565484</text:p>
          </table:table-cell>
          <table:table-cell office:value-type="float" office:value="1232316" calcext:value-type="float">
            <text:p>12323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96" calcext:value-type="float">
            <text:p>633896</text:p>
          </table:table-cell>
          <table:table-cell office:value-type="float" office:value="1034672" calcext:value-type="float">
            <text:p>1034672</text:p>
          </table:table-cell>
          <table:table-cell office:value-type="float" office:value="908572" calcext:value-type="float">
            <text:p>908572</text:p>
          </table:table-cell>
          <table:table-cell/>
          <table:table-cell office:value-type="float" office:value="2514192" calcext:value-type="float">
            <text:p>2514192</text:p>
          </table:table-cell>
          <table:table-cell office:value-type="string" calcext:value-type="string">
            <text:p>2,387g</text:p>
          </table:table-cell>
          <table:table-cell office:value-type="float" office:value="31.2" calcext:value-type="float">
            <text:p>31,2</text:p>
          </table:table-cell>
          <table:table-cell table:number-columns-repeated="2"/>
          <table:table-cell office:value-type="float" office:value="2514192" calcext:value-type="float">
            <text:p>2514192</text:p>
          </table:table-cell>
          <table:table-cell office:value-type="string" calcext:value-type="string">
            <text:p>2,387g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3244" calcext:value-type="float">
            <text:p>143244</text:p>
          </table:table-cell>
          <table:table-cell office:value-type="float" office:value="6720004" calcext:value-type="float">
            <text:p>6720004</text:p>
          </table:table-cell>
          <table:table-cell office:value-type="float" office:value="1172428" calcext:value-type="float">
            <text:p>11724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640" calcext:value-type="float">
            <text:p>633640</text:p>
          </table:table-cell>
          <table:table-cell office:value-type="float" office:value="1034928" calcext:value-type="float">
            <text:p>1034928</text:p>
          </table:table-cell>
          <table:table-cell office:value-type="float" office:value="758840" calcext:value-type="float">
            <text:p>758840</text:p>
          </table:table-cell>
          <table:table-cell/>
          <table:table-cell office:value-type="float" office:value="2592336" calcext:value-type="float">
            <text:p>2592336</text:p>
          </table:table-cell>
          <table:table-cell office:value-type="string" calcext:value-type="string">
            <text:p>2,462g</text:p>
          </table:table-cell>
          <table:table-cell office:value-type="float" office:value="32.1" calcext:value-type="float">
            <text:p>32,1</text:p>
          </table:table-cell>
          <table:table-cell table:number-columns-repeated="2"/>
          <table:table-cell office:value-type="float" office:value="2592336" calcext:value-type="float">
            <text:p>2592336</text:p>
          </table:table-cell>
          <table:table-cell office:value-type="string" calcext:value-type="string">
            <text:p>2,462g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6864" calcext:value-type="float">
            <text:p>146864</text:p>
          </table:table-cell>
          <table:table-cell office:value-type="float" office:value="6866824" calcext:value-type="float">
            <text:p>6866824</text:p>
          </table:table-cell>
          <table:table-cell office:value-type="float" office:value="1021988" calcext:value-type="float">
            <text:p>10219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25448" calcext:value-type="float">
            <text:p>625448</text:p>
          </table:table-cell>
          <table:table-cell office:value-type="float" office:value="1043120" calcext:value-type="float">
            <text:p>1043120</text:p>
          </table:table-cell>
          <table:table-cell office:value-type="float" office:value="610648" calcext:value-type="float">
            <text:p>610648</text:p>
          </table:table-cell>
          <table:table-cell/>
          <table:table-cell office:value-type="float" office:value="2670480" calcext:value-type="float">
            <text:p>2670480</text:p>
          </table:table-cell>
          <table:table-cell office:value-type="string" calcext:value-type="string">
            <text:p>2,536g</text:p>
          </table:table-cell>
          <table:table-cell office:value-type="float" office:value="33.1" calcext:value-type="float">
            <text:p>33,1</text:p>
          </table:table-cell>
          <table:table-cell table:number-columns-repeated="2"/>
          <table:table-cell office:value-type="float" office:value="2670480" calcext:value-type="float">
            <text:p>2670480</text:p>
          </table:table-cell>
          <table:table-cell office:value-type="string" calcext:value-type="string">
            <text:p>2,536g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5872" calcext:value-type="float">
            <text:p>145872</text:p>
          </table:table-cell>
          <table:table-cell office:value-type="float" office:value="7017744" calcext:value-type="float">
            <text:p>7017744</text:p>
          </table:table-cell>
          <table:table-cell office:value-type="float" office:value="872060" calcext:value-type="float">
            <text:p>8720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18792" calcext:value-type="float">
            <text:p>618792</text:p>
          </table:table-cell>
          <table:table-cell office:value-type="float" office:value="1049776" calcext:value-type="float">
            <text:p>1049776</text:p>
          </table:table-cell>
          <table:table-cell office:value-type="float" office:value="461784" calcext:value-type="float">
            <text:p>461784</text:p>
          </table:table-cell>
          <table:table-cell/>
          <table:table-cell office:value-type="float" office:value="2748624" calcext:value-type="float">
            <text:p>2748624</text:p>
          </table:table-cell>
          <table:table-cell office:value-type="string" calcext:value-type="string">
            <text:p>2,611g</text:p>
          </table:table-cell>
          <table:table-cell office:value-type="float" office:value="34.1" calcext:value-type="float">
            <text:p>34,1</text:p>
          </table:table-cell>
          <table:table-cell table:number-columns-repeated="2"/>
          <table:table-cell office:value-type="float" office:value="2748624" calcext:value-type="float">
            <text:p>2748624</text:p>
          </table:table-cell>
          <table:table-cell office:value-type="string" calcext:value-type="string">
            <text:p>2,611g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3672" calcext:value-type="float">
            <text:p>143672</text:p>
          </table:table-cell>
          <table:table-cell office:value-type="float" office:value="7171156" calcext:value-type="float">
            <text:p>7171156</text:p>
          </table:table-cell>
          <table:table-cell office:value-type="float" office:value="720848" calcext:value-type="float">
            <text:p>72084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17256" calcext:value-type="float">
            <text:p>617256</text:p>
          </table:table-cell>
          <table:table-cell office:value-type="float" office:value="1051312" calcext:value-type="float">
            <text:p>1051312</text:p>
          </table:table-cell>
          <table:table-cell office:value-type="float" office:value="309924" calcext:value-type="float">
            <text:p>309924</text:p>
          </table:table-cell>
          <table:table-cell/>
          <table:table-cell office:value-type="float" office:value="2826768" calcext:value-type="float">
            <text:p>2826768</text:p>
          </table:table-cell>
          <table:table-cell office:value-type="string" calcext:value-type="string">
            <text:p>2,685g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826768" calcext:value-type="float">
            <text:p>2826768</text:p>
          </table:table-cell>
          <table:table-cell office:value-type="string" calcext:value-type="string">
            <text:p>2,685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0376" calcext:value-type="float">
            <text:p>150376</text:p>
          </table:table-cell>
          <table:table-cell office:value-type="float" office:value="7327264" calcext:value-type="float">
            <text:p>7327264</text:p>
          </table:table-cell>
          <table:table-cell office:value-type="float" office:value="558036" calcext:value-type="float">
            <text:p>5580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17256" calcext:value-type="float">
            <text:p>617256</text:p>
          </table:table-cell>
          <table:table-cell office:value-type="float" office:value="1051312" calcext:value-type="float">
            <text:p>1051312</text:p>
          </table:table-cell>
          <table:table-cell office:value-type="float" office:value="155672" calcext:value-type="float">
            <text:p>155672</text:p>
          </table:table-cell>
          <table:table-cell/>
          <table:table-cell office:value-type="float" office:value="2904912" calcext:value-type="float">
            <text:p>2904912</text:p>
          </table:table-cell>
          <table:table-cell office:value-type="string" calcext:value-type="string">
            <text:p>2,760g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04912" calcext:value-type="float">
            <text:p>2904912</text:p>
          </table:table-cell>
          <table:table-cell office:value-type="string" calcext:value-type="string">
            <text:p>2,760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6148" calcext:value-type="float">
            <text:p>136148</text:p>
          </table:table-cell>
          <table:table-cell office:value-type="float" office:value="7451724" calcext:value-type="float">
            <text:p>7451724</text:p>
          </table:table-cell>
          <table:table-cell office:value-type="float" office:value="447804" calcext:value-type="float">
            <text:p>4478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570336" calcext:value-type="float">
            <text:p>570336</text:p>
          </table:table-cell>
          <table:table-cell office:value-type="float" office:value="1098232" calcext:value-type="float">
            <text:p>1098232</text:p>
          </table:table-cell>
          <table:table-cell office:value-type="float" office:value="70916" calcext:value-type="float">
            <text:p>70916</text:p>
          </table:table-cell>
          <table:table-cell/>
          <table:table-cell office:value-type="float" office:value="2982924" calcext:value-type="float">
            <text:p>2982924</text:p>
          </table:table-cell>
          <table:table-cell office:value-type="string" calcext:value-type="string">
            <text:p>2,834g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982924" calcext:value-type="float">
            <text:p>2982924</text:p>
          </table:table-cell>
          <table:table-cell office:value-type="string" calcext:value-type="string">
            <text:p>2,834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8052" calcext:value-type="float">
            <text:p>128052</text:p>
          </table:table-cell>
          <table:table-cell office:value-type="float" office:value="7565268" calcext:value-type="float">
            <text:p>7565268</text:p>
          </table:table-cell>
          <table:table-cell office:value-type="float" office:value="342356" calcext:value-type="float">
            <text:p>3423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376532" calcext:value-type="float">
            <text:p>376532</text:p>
          </table:table-cell>
          <table:table-cell office:value-type="float" office:value="1292036" calcext:value-type="float">
            <text:p>1292036</text:p>
          </table:table-cell>
          <table:table-cell office:value-type="float" office:value="55428" calcext:value-type="float">
            <text:p>55428</text:p>
          </table:table-cell>
          <table:table-cell/>
          <table:table-cell office:value-type="float" office:value="3061068" calcext:value-type="float">
            <text:p>3061068</text:p>
          </table:table-cell>
          <table:table-cell office:value-type="string" calcext:value-type="string">
            <text:p>2,907g</text:p>
          </table:table-cell>
          <table:table-cell office:value-type="float" office:value="37.9" calcext:value-type="float">
            <text:p>37,9</text:p>
          </table:table-cell>
          <table:table-cell table:number-columns-repeated="2"/>
          <table:table-cell office:value-type="float" office:value="3061068" calcext:value-type="float">
            <text:p>3061068</text:p>
          </table:table-cell>
          <table:table-cell office:value-type="string" calcext:value-type="string">
            <text:p>2,907g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0092" calcext:value-type="float">
            <text:p>160092</text:p>
          </table:table-cell>
          <table:table-cell office:value-type="float" office:value="7640116" calcext:value-type="float">
            <text:p>7640116</text:p>
          </table:table-cell>
          <table:table-cell office:value-type="float" office:value="235468" calcext:value-type="float">
            <text:p>2354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58684" calcext:value-type="float">
            <text:p>58684</text:p>
          </table:table-cell>
          <table:table-cell office:value-type="float" office:value="1609884" calcext:value-type="float">
            <text:p>1609884</text:p>
          </table:table-cell>
          <table:table-cell office:value-type="float" office:value="86252" calcext:value-type="float">
            <text:p>86252</text:p>
          </table:table-cell>
          <table:table-cell/>
          <table:table-cell office:value-type="float" office:value="3139212" calcext:value-type="float">
            <text:p>3139212</text:p>
          </table:table-cell>
          <table:table-cell office:value-type="string" calcext:value-type="string">
            <text:p>2,982g</text:p>
          </table:table-cell>
          <table:table-cell office:value-type="float" office:value="38.9" calcext:value-type="float">
            <text:p>38,9</text:p>
          </table:table-cell>
          <table:table-cell table:number-columns-repeated="2"/>
          <table:table-cell office:value-type="float" office:value="3139212" calcext:value-type="float">
            <text:p>3139212</text:p>
          </table:table-cell>
          <table:table-cell office:value-type="string" calcext:value-type="string">
            <text:p>2,981g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1140" calcext:value-type="float">
            <text:p>131140</text:p>
          </table:table-cell>
          <table:table-cell office:value-type="float" office:value="7714072" calcext:value-type="float">
            <text:p>7714072</text:p>
          </table:table-cell>
          <table:table-cell office:value-type="float" office:value="190464" calcext:value-type="float">
            <text:p>19046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8" calcext:value-type="float">
            <text:p>48</text:p>
          </table:table-cell>
          <table:table-cell office:value-type="float" office:value="1668520" calcext:value-type="float">
            <text:p>1668520</text:p>
          </table:table-cell>
          <table:table-cell office:value-type="float" office:value="46040" calcext:value-type="float">
            <text:p>46040</text:p>
          </table:table-cell>
          <table:table-cell/>
          <table:table-cell office:value-type="float" office:value="3217356" calcext:value-type="float">
            <text:p>3217356</text:p>
          </table:table-cell>
          <table:table-cell office:value-type="string" calcext:value-type="string">
            <text:p>3,056g</text:p>
          </table:table-cell>
          <table:table-cell office:value-type="float" office:value="39.9" calcext:value-type="float">
            <text:p>39,9</text:p>
          </table:table-cell>
          <table:table-cell table:number-columns-repeated="2"/>
          <table:table-cell office:value-type="float" office:value="3217356" calcext:value-type="float">
            <text:p>3217356</text:p>
          </table:table-cell>
          <table:table-cell office:value-type="string" calcext:value-type="string">
            <text:p>3,056g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3000" calcext:value-type="float">
            <text:p>123000</text:p>
          </table:table-cell>
          <table:table-cell office:value-type="float" office:value="7693208" calcext:value-type="float">
            <text:p>7693208</text:p>
          </table:table-cell>
          <table:table-cell office:value-type="float" office:value="219468" calcext:value-type="float">
            <text:p>2194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" calcext:value-type="float">
            <text:p>4</text:p>
          </table:table-cell>
          <table:table-cell office:value-type="float" office:value="1668564" calcext:value-type="float">
            <text:p>1668564</text:p>
          </table:table-cell>
          <table:table-cell office:value-type="float" office:value="53464" calcext:value-type="float">
            <text:p>53464</text:p>
          </table:table-cell>
          <table:table-cell/>
          <table:table-cell office:value-type="float" office:value="3295500" calcext:value-type="float">
            <text:p>3295500</text:p>
          </table:table-cell>
          <table:table-cell office:value-type="string" calcext:value-type="string">
            <text:p>3,130g</text:p>
          </table:table-cell>
          <table:table-cell office:value-type="float" office:value="40.8" calcext:value-type="float">
            <text:p>40,8</text:p>
          </table:table-cell>
          <table:table-cell table:number-columns-repeated="2"/>
          <table:table-cell office:value-type="float" office:value="3295500" calcext:value-type="float">
            <text:p>3295500</text:p>
          </table:table-cell>
          <table:table-cell office:value-type="string" calcext:value-type="string">
            <text:p>3,130g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299984" calcext:value-type="float">
            <text:p>3299984</text:p>
          </table:table-cell>
          <table:table-cell office:value-type="float" office:value="4443224" calcext:value-type="float">
            <text:p>4443224</text:p>
          </table:table-cell>
          <table:table-cell office:value-type="float" office:value="292468" calcext:value-type="float">
            <text:p>2924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1328" calcext:value-type="float">
            <text:p>1328</text:p>
          </table:table-cell>
          <table:table-cell office:value-type="float" office:value="1667240" calcext:value-type="float">
            <text:p>1667240</text:p>
          </table:table-cell>
          <table:table-cell office:value-type="float" office:value="3254300" calcext:value-type="float">
            <text:p>3254300</text:p>
          </table:table-cell>
          <table:table-cell/>
          <table:table-cell office:value-type="float" office:value="3373644" calcext:value-type="float">
            <text:p>3373644</text:p>
          </table:table-cell>
          <table:table-cell office:value-type="string" calcext:value-type="string">
            <text:p>3,203g</text:p>
          </table:table-cell>
          <table:table-cell office:value-type="float" office:value="41.8" calcext:value-type="float">
            <text:p>41,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71416" calcext:value-type="float">
            <text:p>3171416</text:p>
          </table:table-cell>
          <table:table-cell office:value-type="float" office:value="4542824" calcext:value-type="float">
            <text:p>4542824</text:p>
          </table:table-cell>
          <table:table-cell office:value-type="float" office:value="321436" calcext:value-type="float">
            <text:p>3214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344" calcext:value-type="float">
            <text:p>20344</text:p>
          </table:table-cell>
          <table:table-cell office:value-type="float" office:value="1648224" calcext:value-type="float">
            <text:p>1648224</text:p>
          </table:table-cell>
          <table:table-cell office:value-type="float" office:value="3141452" calcext:value-type="float">
            <text:p>3141452</text:p>
          </table:table-cell>
          <table:table-cell/>
          <table:table-cell office:value-type="float" office:value="3451788" calcext:value-type="float">
            <text:p>3451788</text:p>
          </table:table-cell>
          <table:table-cell office:value-type="string" calcext:value-type="string">
            <text:p>3,277g</text:p>
          </table:table-cell>
          <table:table-cell office:value-type="float" office:value="42.8" calcext:value-type="float">
            <text:p>42,8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092300" calcext:value-type="float">
            <text:p>3092300</text:p>
          </table:table-cell>
          <table:table-cell office:value-type="float" office:value="4621156" calcext:value-type="float">
            <text:p>4621156</text:p>
          </table:table-cell>
          <table:table-cell office:value-type="float" office:value="322220" calcext:value-type="float">
            <text:p>3222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392" calcext:value-type="float">
            <text:p>20392</text:p>
          </table:table-cell>
          <table:table-cell office:value-type="float" office:value="1648176" calcext:value-type="float">
            <text:p>1648176</text:p>
          </table:table-cell>
          <table:table-cell office:value-type="float" office:value="3062536" calcext:value-type="float">
            <text:p>3062536</text:p>
          </table:table-cell>
          <table:table-cell/>
          <table:table-cell office:value-type="float" office:value="3529932" calcext:value-type="float">
            <text:p>3529932</text:p>
          </table:table-cell>
          <table:table-cell office:value-type="string" calcext:value-type="string">
            <text:p>3,352g</text:p>
          </table:table-cell>
          <table:table-cell office:value-type="float" office:value="43.7" calcext:value-type="float">
            <text:p>43,7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006272" calcext:value-type="float">
            <text:p>3006272</text:p>
          </table:table-cell>
          <table:table-cell office:value-type="float" office:value="4699912" calcext:value-type="float">
            <text:p>4699912</text:p>
          </table:table-cell>
          <table:table-cell office:value-type="float" office:value="329492" calcext:value-type="float">
            <text:p>3294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616" calcext:value-type="float">
            <text:p>20616</text:p>
          </table:table-cell>
          <table:table-cell office:value-type="float" office:value="1647952" calcext:value-type="float">
            <text:p>1647952</text:p>
          </table:table-cell>
          <table:table-cell office:value-type="float" office:value="2982260" calcext:value-type="float">
            <text:p>2982260</text:p>
          </table:table-cell>
          <table:table-cell/>
          <table:table-cell office:value-type="float" office:value="3607944" calcext:value-type="float">
            <text:p>3607944</text:p>
          </table:table-cell>
          <table:table-cell office:value-type="string" calcext:value-type="string">
            <text:p>3,426g</text:p>
          </table:table-cell>
          <table:table-cell office:value-type="float" office:value="44.7" calcext:value-type="float">
            <text:p>44,7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904652" calcext:value-type="float">
            <text:p>2904652</text:p>
          </table:table-cell>
          <table:table-cell office:value-type="float" office:value="4779960" calcext:value-type="float">
            <text:p>4779960</text:p>
          </table:table-cell>
          <table:table-cell office:value-type="float" office:value="351064" calcext:value-type="float">
            <text:p>35106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780" calcext:value-type="float">
            <text:p>42780</text:p>
          </table:table-cell>
          <table:table-cell office:value-type="float" office:value="1625788" calcext:value-type="float">
            <text:p>1625788</text:p>
          </table:table-cell>
          <table:table-cell office:value-type="float" office:value="2881608" calcext:value-type="float">
            <text:p>2881608</text:p>
          </table:table-cell>
          <table:table-cell/>
          <table:table-cell office:value-type="float" office:value="3686088" calcext:value-type="float">
            <text:p>3686088</text:p>
          </table:table-cell>
          <table:table-cell office:value-type="string" calcext:value-type="string">
            <text:p>3,501g</text:p>
          </table:table-cell>
          <table:table-cell office:value-type="float" office:value="45.7" calcext:value-type="float">
            <text:p>45,7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802616" calcext:value-type="float">
            <text:p>2802616</text:p>
          </table:table-cell>
          <table:table-cell office:value-type="float" office:value="4881776" calcext:value-type="float">
            <text:p>4881776</text:p>
          </table:table-cell>
          <table:table-cell office:value-type="float" office:value="351284" calcext:value-type="float">
            <text:p>3512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6804" calcext:value-type="float">
            <text:p>66804</text:p>
          </table:table-cell>
          <table:table-cell office:value-type="float" office:value="1601764" calcext:value-type="float">
            <text:p>1601764</text:p>
          </table:table-cell>
          <table:table-cell office:value-type="float" office:value="2779268" calcext:value-type="float">
            <text:p>2779268</text:p>
          </table:table-cell>
          <table:table-cell/>
          <table:table-cell office:value-type="float" office:value="3764232" calcext:value-type="float">
            <text:p>3764232</text:p>
          </table:table-cell>
          <table:table-cell office:value-type="string" calcext:value-type="string">
            <text:p>3,575g</text:p>
          </table:table-cell>
          <table:table-cell office:value-type="float" office:value="46.7" calcext:value-type="float">
            <text:p>46,7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706840" calcext:value-type="float">
            <text:p>2706840</text:p>
          </table:table-cell>
          <table:table-cell office:value-type="float" office:value="4975544" calcext:value-type="float">
            <text:p>4975544</text:p>
          </table:table-cell>
          <table:table-cell office:value-type="float" office:value="353292" calcext:value-type="float">
            <text:p>3532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0920" calcext:value-type="float">
            <text:p>80920</text:p>
          </table:table-cell>
          <table:table-cell office:value-type="float" office:value="1587648" calcext:value-type="float">
            <text:p>1587648</text:p>
          </table:table-cell>
          <table:table-cell office:value-type="float" office:value="2686152" calcext:value-type="float">
            <text:p>2686152</text:p>
          </table:table-cell>
          <table:table-cell/>
          <table:table-cell office:value-type="float" office:value="3842376" calcext:value-type="float">
            <text:p>3842376</text:p>
          </table:table-cell>
          <table:table-cell office:value-type="string" calcext:value-type="string">
            <text:p>3,650g</text:p>
          </table:table-cell>
          <table:table-cell office:value-type="float" office:value="47.6" calcext:value-type="float">
            <text:p>47,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627224" calcext:value-type="float">
            <text:p>2627224</text:p>
          </table:table-cell>
          <table:table-cell office:value-type="float" office:value="5054720" calcext:value-type="float">
            <text:p>5054720</text:p>
          </table:table-cell>
          <table:table-cell office:value-type="float" office:value="353732" calcext:value-type="float">
            <text:p>3537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0964" calcext:value-type="float">
            <text:p>80964</text:p>
          </table:table-cell>
          <table:table-cell office:value-type="float" office:value="1587604" calcext:value-type="float">
            <text:p>1587604</text:p>
          </table:table-cell>
          <table:table-cell office:value-type="float" office:value="2607408" calcext:value-type="float">
            <text:p>2607408</text:p>
          </table:table-cell>
          <table:table-cell/>
          <table:table-cell office:value-type="float" office:value="3920520" calcext:value-type="float">
            <text:p>3920520</text:p>
          </table:table-cell>
          <table:table-cell office:value-type="string" calcext:value-type="string">
            <text:p>3,724g</text:p>
          </table:table-cell>
          <table:table-cell office:value-type="float" office:value="48.6" calcext:value-type="float">
            <text:p>48,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549356" calcext:value-type="float">
            <text:p>2549356</text:p>
          </table:table-cell>
          <table:table-cell office:value-type="float" office:value="5132036" calcext:value-type="float">
            <text:p>5132036</text:p>
          </table:table-cell>
          <table:table-cell office:value-type="float" office:value="354284" calcext:value-type="float">
            <text:p>3542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1240" calcext:value-type="float">
            <text:p>81240</text:p>
          </table:table-cell>
          <table:table-cell office:value-type="float" office:value="1587328" calcext:value-type="float">
            <text:p>1587328</text:p>
          </table:table-cell>
          <table:table-cell office:value-type="float" office:value="2530320" calcext:value-type="float">
            <text:p>2530320</text:p>
          </table:table-cell>
          <table:table-cell/>
          <table:table-cell office:value-type="float" office:value="3998664" calcext:value-type="float">
            <text:p>3998664</text:p>
          </table:table-cell>
          <table:table-cell office:value-type="string" calcext:value-type="string">
            <text:p>3,799g</text:p>
          </table:table-cell>
          <table:table-cell office:value-type="float" office:value="49.6" calcext:value-type="float">
            <text:p>49,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469472" calcext:value-type="float">
            <text:p>2469472</text:p>
          </table:table-cell>
          <table:table-cell office:value-type="float" office:value="5212336" calcext:value-type="float">
            <text:p>5212336</text:p>
          </table:table-cell>
          <table:table-cell office:value-type="float" office:value="353868" calcext:value-type="float">
            <text:p>3538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1288" calcext:value-type="float">
            <text:p>81288</text:p>
          </table:table-cell>
          <table:table-cell office:value-type="float" office:value="1587280" calcext:value-type="float">
            <text:p>1587280</text:p>
          </table:table-cell>
          <table:table-cell office:value-type="float" office:value="2451064" calcext:value-type="float">
            <text:p>2451064</text:p>
          </table:table-cell>
          <table:table-cell/>
          <table:table-cell office:value-type="float" office:value="4076808" calcext:value-type="float">
            <text:p>4076808</text:p>
          </table:table-cell>
          <table:table-cell office:value-type="string" calcext:value-type="string">
            <text:p>3,873g</text:p>
          </table:table-cell>
          <table:table-cell office:value-type="float" office:value="50.5" calcext:value-type="float">
            <text:p>50,5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83040" calcext:value-type="float">
            <text:p>2383040</text:p>
          </table:table-cell>
          <table:table-cell office:value-type="float" office:value="5291980" calcext:value-type="float">
            <text:p>5291980</text:p>
          </table:table-cell>
          <table:table-cell office:value-type="float" office:value="360656" calcext:value-type="float">
            <text:p>3606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2836" calcext:value-type="float">
            <text:p>82836</text:p>
          </table:table-cell>
          <table:table-cell office:value-type="float" office:value="1585732" calcext:value-type="float">
            <text:p>1585732</text:p>
          </table:table-cell>
          <table:table-cell office:value-type="float" office:value="2370268" calcext:value-type="float">
            <text:p>2370268</text:p>
          </table:table-cell>
          <table:table-cell/>
          <table:table-cell office:value-type="float" office:value="4154952" calcext:value-type="float">
            <text:p>4154952</text:p>
          </table:table-cell>
          <table:table-cell office:value-type="string" calcext:value-type="string">
            <text:p>3,948g</text:p>
          </table:table-cell>
          <table:table-cell office:value-type="float" office:value="51.5" calcext:value-type="float">
            <text:p>51,5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299056" calcext:value-type="float">
            <text:p>2299056</text:p>
          </table:table-cell>
          <table:table-cell office:value-type="float" office:value="5373728" calcext:value-type="float">
            <text:p>5373728</text:p>
          </table:table-cell>
          <table:table-cell office:value-type="float" office:value="362892" calcext:value-type="float">
            <text:p>3628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5868" calcext:value-type="float">
            <text:p>85868</text:p>
          </table:table-cell>
          <table:table-cell office:value-type="float" office:value="1582700" calcext:value-type="float">
            <text:p>1582700</text:p>
          </table:table-cell>
          <table:table-cell office:value-type="float" office:value="2288344" calcext:value-type="float">
            <text:p>2288344</text:p>
          </table:table-cell>
          <table:table-cell/>
          <table:table-cell office:value-type="float" office:value="4232964" calcext:value-type="float">
            <text:p>4232964</text:p>
          </table:table-cell>
          <table:table-cell office:value-type="string" calcext:value-type="string">
            <text:p>4,022g</text:p>
          </table:table-cell>
          <table:table-cell office:value-type="float" office:value="52.5" calcext:value-type="float">
            <text:p>52,5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219172" calcext:value-type="float">
            <text:p>2219172</text:p>
          </table:table-cell>
          <table:table-cell office:value-type="float" office:value="5451520" calcext:value-type="float">
            <text:p>5451520</text:p>
          </table:table-cell>
          <table:table-cell office:value-type="float" office:value="364984" calcext:value-type="float">
            <text:p>3649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072" calcext:value-type="float">
            <text:p>86072</text:p>
          </table:table-cell>
          <table:table-cell office:value-type="float" office:value="1582496" calcext:value-type="float">
            <text:p>1582496</text:p>
          </table:table-cell>
          <table:table-cell office:value-type="float" office:value="2210956" calcext:value-type="float">
            <text:p>2210956</text:p>
          </table:table-cell>
          <table:table-cell/>
          <table:table-cell office:value-type="float" office:value="4311108" calcext:value-type="float">
            <text:p>4311108</text:p>
          </table:table-cell>
          <table:table-cell office:value-type="string" calcext:value-type="string">
            <text:p>4,097g</text:p>
          </table:table-cell>
          <table:table-cell office:value-type="float" office:value="53.5" calcext:value-type="float">
            <text:p>53,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139908" calcext:value-type="float">
            <text:p>2139908</text:p>
          </table:table-cell>
          <table:table-cell office:value-type="float" office:value="5530712" calcext:value-type="float">
            <text:p>5530712</text:p>
          </table:table-cell>
          <table:table-cell office:value-type="float" office:value="365056" calcext:value-type="float">
            <text:p>3650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092" calcext:value-type="float">
            <text:p>86092</text:p>
          </table:table-cell>
          <table:table-cell office:value-type="float" office:value="1582476" calcext:value-type="float">
            <text:p>1582476</text:p>
          </table:table-cell>
          <table:table-cell office:value-type="float" office:value="2132040" calcext:value-type="float">
            <text:p>2132040</text:p>
          </table:table-cell>
          <table:table-cell/>
          <table:table-cell office:value-type="float" office:value="4389252" calcext:value-type="float">
            <text:p>4389252</text:p>
          </table:table-cell>
          <table:table-cell office:value-type="string" calcext:value-type="string">
            <text:p>4,171g</text:p>
          </table:table-cell>
          <table:table-cell office:value-type="float" office:value="54.4" calcext:value-type="float">
            <text:p>54,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061276" calcext:value-type="float">
            <text:p>2061276</text:p>
          </table:table-cell>
          <table:table-cell office:value-type="float" office:value="5609344" calcext:value-type="float">
            <text:p>5609344</text:p>
          </table:table-cell>
          <table:table-cell office:value-type="float" office:value="365056" calcext:value-type="float">
            <text:p>3650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356" calcext:value-type="float">
            <text:p>86356</text:p>
          </table:table-cell>
          <table:table-cell office:value-type="float" office:value="1582212" calcext:value-type="float">
            <text:p>1582212</text:p>
          </table:table-cell>
          <table:table-cell office:value-type="float" office:value="2052352" calcext:value-type="float">
            <text:p>2052352</text:p>
          </table:table-cell>
          <table:table-cell/>
          <table:table-cell office:value-type="float" office:value="4467396" calcext:value-type="float">
            <text:p>4467396</text:p>
          </table:table-cell>
          <table:table-cell office:value-type="string" calcext:value-type="string">
            <text:p>4,246g</text:p>
          </table:table-cell>
          <table:table-cell office:value-type="float" office:value="55.4" calcext:value-type="float">
            <text:p>55,4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983304" calcext:value-type="float">
            <text:p>1983304</text:p>
          </table:table-cell>
          <table:table-cell office:value-type="float" office:value="5687360" calcext:value-type="float">
            <text:p>5687360</text:p>
          </table:table-cell>
          <table:table-cell office:value-type="float" office:value="365012" calcext:value-type="float">
            <text:p>36501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816" calcext:value-type="float">
            <text:p>86816</text:p>
          </table:table-cell>
          <table:table-cell office:value-type="float" office:value="1581752" calcext:value-type="float">
            <text:p>1581752</text:p>
          </table:table-cell>
          <table:table-cell office:value-type="float" office:value="1974576" calcext:value-type="float">
            <text:p>1974576</text:p>
          </table:table-cell>
          <table:table-cell/>
          <table:table-cell office:value-type="float" office:value="4545540" calcext:value-type="float">
            <text:p>4545540</text:p>
          </table:table-cell>
          <table:table-cell office:value-type="string" calcext:value-type="string">
            <text:p>4,320g</text:p>
          </table:table-cell>
          <table:table-cell office:value-type="float" office:value="56.4" calcext:value-type="float">
            <text:p>56,4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903232" calcext:value-type="float">
            <text:p>1903232</text:p>
          </table:table-cell>
          <table:table-cell office:value-type="float" office:value="5767136" calcext:value-type="float">
            <text:p>5767136</text:p>
          </table:table-cell>
          <table:table-cell office:value-type="float" office:value="365308" calcext:value-type="float">
            <text:p>3653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160" calcext:value-type="float">
            <text:p>87160</text:p>
          </table:table-cell>
          <table:table-cell office:value-type="float" office:value="1581408" calcext:value-type="float">
            <text:p>1581408</text:p>
          </table:table-cell>
          <table:table-cell office:value-type="float" office:value="1895888" calcext:value-type="float">
            <text:p>1895888</text:p>
          </table:table-cell>
          <table:table-cell/>
          <table:table-cell office:value-type="float" office:value="4623684" calcext:value-type="float">
            <text:p>4623684</text:p>
          </table:table-cell>
          <table:table-cell office:value-type="string" calcext:value-type="string">
            <text:p>4,395g</text:p>
          </table:table-cell>
          <table:table-cell office:value-type="float" office:value="57.3" calcext:value-type="float">
            <text:p>57,3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824656" calcext:value-type="float">
            <text:p>1824656</text:p>
          </table:table-cell>
          <table:table-cell office:value-type="float" office:value="5845416" calcext:value-type="float">
            <text:p>5845416</text:p>
          </table:table-cell>
          <table:table-cell office:value-type="float" office:value="365604" calcext:value-type="float">
            <text:p>3656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180" calcext:value-type="float">
            <text:p>87180</text:p>
          </table:table-cell>
          <table:table-cell office:value-type="float" office:value="1581388" calcext:value-type="float">
            <text:p>1581388</text:p>
          </table:table-cell>
          <table:table-cell office:value-type="float" office:value="1817404" calcext:value-type="float">
            <text:p>1817404</text:p>
          </table:table-cell>
          <table:table-cell/>
          <table:table-cell office:value-type="float" office:value="4701828" calcext:value-type="float">
            <text:p>4701828</text:p>
          </table:table-cell>
          <table:table-cell office:value-type="string" calcext:value-type="string">
            <text:p>4,469g</text:p>
          </table:table-cell>
          <table:table-cell office:value-type="float" office:value="58.3" calcext:value-type="float">
            <text:p>58,3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748044" calcext:value-type="float">
            <text:p>1748044</text:p>
          </table:table-cell>
          <table:table-cell office:value-type="float" office:value="5922812" calcext:value-type="float">
            <text:p>5922812</text:p>
          </table:table-cell>
          <table:table-cell office:value-type="float" office:value="364820" calcext:value-type="float">
            <text:p>3648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12" calcext:value-type="float">
            <text:p>87212</text:p>
          </table:table-cell>
          <table:table-cell office:value-type="float" office:value="1581356" calcext:value-type="float">
            <text:p>1581356</text:p>
          </table:table-cell>
          <table:table-cell office:value-type="float" office:value="1739692" calcext:value-type="float">
            <text:p>1739692</text:p>
          </table:table-cell>
          <table:table-cell/>
          <table:table-cell office:value-type="float" office:value="4779972" calcext:value-type="float">
            <text:p>4779972</text:p>
          </table:table-cell>
          <table:table-cell office:value-type="string" calcext:value-type="string">
            <text:p>4,544g</text:p>
          </table:table-cell>
          <table:table-cell office:value-type="float" office:value="59.3" calcext:value-type="float">
            <text:p>59,3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69172" calcext:value-type="float">
            <text:p>1669172</text:p>
          </table:table-cell>
          <table:table-cell office:value-type="float" office:value="6001588" calcext:value-type="float">
            <text:p>6001588</text:p>
          </table:table-cell>
          <table:table-cell office:value-type="float" office:value="364916" calcext:value-type="float">
            <text:p>3649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20" calcext:value-type="float">
            <text:p>87220</text:p>
          </table:table-cell>
          <table:table-cell office:value-type="float" office:value="1581348" calcext:value-type="float">
            <text:p>1581348</text:p>
          </table:table-cell>
          <table:table-cell office:value-type="float" office:value="1662232" calcext:value-type="float">
            <text:p>1662232</text:p>
          </table:table-cell>
          <table:table-cell/>
          <table:table-cell office:value-type="float" office:value="4857984" calcext:value-type="float">
            <text:p>4857984</text:p>
          </table:table-cell>
          <table:table-cell office:value-type="string" calcext:value-type="string">
            <text:p>4,618g</text:p>
          </table:table-cell>
          <table:table-cell office:value-type="float" office:value="60.3" calcext:value-type="float">
            <text:p>60,3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91516" calcext:value-type="float">
            <text:p>1591516</text:p>
          </table:table-cell>
          <table:table-cell office:value-type="float" office:value="6079116" calcext:value-type="float">
            <text:p>6079116</text:p>
          </table:table-cell>
          <table:table-cell office:value-type="float" office:value="365044" calcext:value-type="float">
            <text:p>3650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24" calcext:value-type="float">
            <text:p>87224</text:p>
          </table:table-cell>
          <table:table-cell office:value-type="float" office:value="1581344" calcext:value-type="float">
            <text:p>1581344</text:p>
          </table:table-cell>
          <table:table-cell office:value-type="float" office:value="1584464" calcext:value-type="float">
            <text:p>1584464</text:p>
          </table:table-cell>
          <table:table-cell/>
          <table:table-cell office:value-type="float" office:value="4936128" calcext:value-type="float">
            <text:p>4936128</text:p>
          </table:table-cell>
          <table:table-cell office:value-type="string" calcext:value-type="string">
            <text:p>4,693g</text:p>
          </table:table-cell>
          <table:table-cell office:value-type="float" office:value="61.2" calcext:value-type="float">
            <text:p>61,2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13648" calcext:value-type="float">
            <text:p>1513648</text:p>
          </table:table-cell>
          <table:table-cell office:value-type="float" office:value="6156016" calcext:value-type="float">
            <text:p>6156016</text:p>
          </table:table-cell>
          <table:table-cell office:value-type="float" office:value="366012" calcext:value-type="float">
            <text:p>36601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72" calcext:value-type="float">
            <text:p>87272</text:p>
          </table:table-cell>
          <table:table-cell office:value-type="float" office:value="1581296" calcext:value-type="float">
            <text:p>1581296</text:p>
          </table:table-cell>
          <table:table-cell office:value-type="float" office:value="1506004" calcext:value-type="float">
            <text:p>1506004</text:p>
          </table:table-cell>
          <table:table-cell/>
          <table:table-cell office:value-type="float" office:value="5014272" calcext:value-type="float">
            <text:p>5014272</text:p>
          </table:table-cell>
          <table:table-cell office:value-type="string" calcext:value-type="string">
            <text:p>4,767g</text:p>
          </table:table-cell>
          <table:table-cell office:value-type="float" office:value="62.2" calcext:value-type="float">
            <text:p>62,2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34376" calcext:value-type="float">
            <text:p>1434376</text:p>
          </table:table-cell>
          <table:table-cell office:value-type="float" office:value="6235264" calcext:value-type="float">
            <text:p>6235264</text:p>
          </table:table-cell>
          <table:table-cell office:value-type="float" office:value="366036" calcext:value-type="float">
            <text:p>3660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320" calcext:value-type="float">
            <text:p>87320</text:p>
          </table:table-cell>
          <table:table-cell office:value-type="float" office:value="1581248" calcext:value-type="float">
            <text:p>1581248</text:p>
          </table:table-cell>
          <table:table-cell office:value-type="float" office:value="1427336" calcext:value-type="float">
            <text:p>1427336</text:p>
          </table:table-cell>
          <table:table-cell/>
          <table:table-cell office:value-type="float" office:value="5092416" calcext:value-type="float">
            <text:p>5092416</text:p>
          </table:table-cell>
          <table:table-cell office:value-type="string" calcext:value-type="string">
            <text:p>4,842g</text:p>
          </table:table-cell>
          <table:table-cell office:value-type="float" office:value="63.2" calcext:value-type="float">
            <text:p>63,2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55428" calcext:value-type="float">
            <text:p>1355428</text:p>
          </table:table-cell>
          <table:table-cell office:value-type="float" office:value="6314260" calcext:value-type="float">
            <text:p>6314260</text:p>
          </table:table-cell>
          <table:table-cell office:value-type="float" office:value="365988" calcext:value-type="float">
            <text:p>3659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344" calcext:value-type="float">
            <text:p>87344</text:p>
          </table:table-cell>
          <table:table-cell office:value-type="float" office:value="1581224" calcext:value-type="float">
            <text:p>1581224</text:p>
          </table:table-cell>
          <table:table-cell office:value-type="float" office:value="1348396" calcext:value-type="float">
            <text:p>1348396</text:p>
          </table:table-cell>
          <table:table-cell/>
          <table:table-cell office:value-type="float" office:value="5170560" calcext:value-type="float">
            <text:p>5170560</text:p>
          </table:table-cell>
          <table:table-cell office:value-type="string" calcext:value-type="string">
            <text:p>4,916g</text:p>
          </table:table-cell>
          <table:table-cell office:value-type="float" office:value="64.2" calcext:value-type="float">
            <text:p>64,2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76372" calcext:value-type="float">
            <text:p>1276372</text:p>
          </table:table-cell>
          <table:table-cell office:value-type="float" office:value="6392236" calcext:value-type="float">
            <text:p>6392236</text:p>
          </table:table-cell>
          <table:table-cell office:value-type="float" office:value="367068" calcext:value-type="float">
            <text:p>3670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348" calcext:value-type="float">
            <text:p>87348</text:p>
          </table:table-cell>
          <table:table-cell office:value-type="float" office:value="1581220" calcext:value-type="float">
            <text:p>1581220</text:p>
          </table:table-cell>
          <table:table-cell office:value-type="float" office:value="1269804" calcext:value-type="float">
            <text:p>1269804</text:p>
          </table:table-cell>
          <table:table-cell/>
          <table:table-cell office:value-type="float" office:value="5248704" calcext:value-type="float">
            <text:p>5248704</text:p>
          </table:table-cell>
          <table:table-cell office:value-type="string" calcext:value-type="string">
            <text:p>4,991g</text:p>
          </table:table-cell>
          <table:table-cell office:value-type="float" office:value="65.1" calcext:value-type="float">
            <text:p>65,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197356" calcext:value-type="float">
            <text:p>1197356</text:p>
          </table:table-cell>
          <table:table-cell office:value-type="float" office:value="6471004" calcext:value-type="float">
            <text:p>6471004</text:p>
          </table:table-cell>
          <table:table-cell office:value-type="float" office:value="367316" calcext:value-type="float">
            <text:p>3673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468" calcext:value-type="float">
            <text:p>87468</text:p>
          </table:table-cell>
          <table:table-cell office:value-type="float" office:value="1581100" calcext:value-type="float">
            <text:p>1581100</text:p>
          </table:table-cell>
          <table:table-cell office:value-type="float" office:value="1190840" calcext:value-type="float">
            <text:p>1190840</text:p>
          </table:table-cell>
          <table:table-cell/>
          <table:table-cell office:value-type="float" office:value="5326848" calcext:value-type="float">
            <text:p>5326848</text:p>
          </table:table-cell>
          <table:table-cell office:value-type="string" calcext:value-type="string">
            <text:p>5,065g</text:p>
          </table:table-cell>
          <table:table-cell office:value-type="float" office:value="66.1" calcext:value-type="float">
            <text:p>66,1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115380" calcext:value-type="float">
            <text:p>1115380</text:p>
          </table:table-cell>
          <table:table-cell office:value-type="float" office:value="6553012" calcext:value-type="float">
            <text:p>6553012</text:p>
          </table:table-cell>
          <table:table-cell office:value-type="float" office:value="367284" calcext:value-type="float">
            <text:p>3672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468" calcext:value-type="float">
            <text:p>88468</text:p>
          </table:table-cell>
          <table:table-cell office:value-type="float" office:value="1580100" calcext:value-type="float">
            <text:p>1580100</text:p>
          </table:table-cell>
          <table:table-cell office:value-type="float" office:value="1109888" calcext:value-type="float">
            <text:p>1109888</text:p>
          </table:table-cell>
          <table:table-cell/>
          <table:table-cell office:value-type="float" office:value="5404992" calcext:value-type="float">
            <text:p>5404992</text:p>
          </table:table-cell>
          <table:table-cell office:value-type="string" calcext:value-type="string">
            <text:p>5,140g</text:p>
          </table:table-cell>
          <table:table-cell office:value-type="float" office:value="67.1" calcext:value-type="float">
            <text:p>67,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036492" calcext:value-type="float">
            <text:p>1036492</text:p>
          </table:table-cell>
          <table:table-cell office:value-type="float" office:value="6631284" calcext:value-type="float">
            <text:p>6631284</text:p>
          </table:table-cell>
          <table:table-cell office:value-type="float" office:value="367900" calcext:value-type="float">
            <text:p>3679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480" calcext:value-type="float">
            <text:p>88480</text:p>
          </table:table-cell>
          <table:table-cell office:value-type="float" office:value="1580088" calcext:value-type="float">
            <text:p>1580088</text:p>
          </table:table-cell>
          <table:table-cell office:value-type="float" office:value="1030820" calcext:value-type="float">
            <text:p>1030820</text:p>
          </table:table-cell>
          <table:table-cell/>
          <table:table-cell office:value-type="float" office:value="5483004" calcext:value-type="float">
            <text:p>5483004</text:p>
          </table:table-cell>
          <table:table-cell office:value-type="string" calcext:value-type="string">
            <text:p>5,214g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958688" calcext:value-type="float">
            <text:p>958688</text:p>
          </table:table-cell>
          <table:table-cell office:value-type="float" office:value="6709656" calcext:value-type="float">
            <text:p>6709656</text:p>
          </table:table-cell>
          <table:table-cell office:value-type="float" office:value="367332" calcext:value-type="float">
            <text:p>3673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492" calcext:value-type="float">
            <text:p>88492</text:p>
          </table:table-cell>
          <table:table-cell office:value-type="float" office:value="1580076" calcext:value-type="float">
            <text:p>1580076</text:p>
          </table:table-cell>
          <table:table-cell office:value-type="float" office:value="952776" calcext:value-type="float">
            <text:p>952776</text:p>
          </table:table-cell>
          <table:table-cell/>
          <table:table-cell office:value-type="float" office:value="5561148" calcext:value-type="float">
            <text:p>5561148</text:p>
          </table:table-cell>
          <table:table-cell office:value-type="string" calcext:value-type="string">
            <text:p>5,289g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880388" calcext:value-type="float">
            <text:p>880388</text:p>
          </table:table-cell>
          <table:table-cell office:value-type="float" office:value="6787944" calcext:value-type="float">
            <text:p>6787944</text:p>
          </table:table-cell>
          <table:table-cell office:value-type="float" office:value="367344" calcext:value-type="float">
            <text:p>3673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504" calcext:value-type="float">
            <text:p>88504</text:p>
          </table:table-cell>
          <table:table-cell office:value-type="float" office:value="1580064" calcext:value-type="float">
            <text:p>1580064</text:p>
          </table:table-cell>
          <table:table-cell office:value-type="float" office:value="874912" calcext:value-type="float">
            <text:p>874912</text:p>
          </table:table-cell>
          <table:table-cell/>
          <table:table-cell office:value-type="float" office:value="5639292" calcext:value-type="float">
            <text:p>5639292</text:p>
          </table:table-cell>
          <table:table-cell office:value-type="string" calcext:value-type="string">
            <text:p>5,363g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802952" calcext:value-type="float">
            <text:p>802952</text:p>
          </table:table-cell>
          <table:table-cell office:value-type="float" office:value="6866932" calcext:value-type="float">
            <text:p>6866932</text:p>
          </table:table-cell>
          <table:table-cell office:value-type="float" office:value="365792" calcext:value-type="float">
            <text:p>3657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508" calcext:value-type="float">
            <text:p>88508</text:p>
          </table:table-cell>
          <table:table-cell office:value-type="float" office:value="1580060" calcext:value-type="float">
            <text:p>1580060</text:p>
          </table:table-cell>
          <table:table-cell office:value-type="float" office:value="797160" calcext:value-type="float">
            <text:p>797160</text:p>
          </table:table-cell>
          <table:table-cell/>
          <table:table-cell office:value-type="float" office:value="5717436" calcext:value-type="float">
            <text:p>5717436</text:p>
          </table:table-cell>
          <table:table-cell office:value-type="string" calcext:value-type="string">
            <text:p>5,438g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723692" calcext:value-type="float">
            <text:p>723692</text:p>
          </table:table-cell>
          <table:table-cell office:value-type="float" office:value="6946088" calcext:value-type="float">
            <text:p>6946088</text:p>
          </table:table-cell>
          <table:table-cell office:value-type="float" office:value="365896" calcext:value-type="float">
            <text:p>3658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644" calcext:value-type="float">
            <text:p>88644</text:p>
          </table:table-cell>
          <table:table-cell office:value-type="float" office:value="1579924" calcext:value-type="float">
            <text:p>1579924</text:p>
          </table:table-cell>
          <table:table-cell office:value-type="float" office:value="717116" calcext:value-type="float">
            <text:p>717116</text:p>
          </table:table-cell>
          <table:table-cell/>
          <table:table-cell office:value-type="float" office:value="5795580" calcext:value-type="float">
            <text:p>5795580</text:p>
          </table:table-cell>
          <table:table-cell office:value-type="string" calcext:value-type="string">
            <text:p>5,513g</text:p>
          </table:table-cell>
          <table:table-cell office:value-type="float" office:value="71.9" calcext:value-type="float">
            <text:p>71,9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643448" calcext:value-type="float">
            <text:p>643448</text:p>
          </table:table-cell>
          <table:table-cell office:value-type="float" office:value="7024624" calcext:value-type="float">
            <text:p>7024624</text:p>
          </table:table-cell>
          <table:table-cell office:value-type="float" office:value="367604" calcext:value-type="float">
            <text:p>3676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720" calcext:value-type="float">
            <text:p>88720</text:p>
          </table:table-cell>
          <table:table-cell office:value-type="float" office:value="1579848" calcext:value-type="float">
            <text:p>1579848</text:p>
          </table:table-cell>
          <table:table-cell office:value-type="float" office:value="637648" calcext:value-type="float">
            <text:p>637648</text:p>
          </table:table-cell>
          <table:table-cell/>
          <table:table-cell office:value-type="float" office:value="5873724" calcext:value-type="float">
            <text:p>5873724</text:p>
          </table:table-cell>
          <table:table-cell office:value-type="string" calcext:value-type="string">
            <text:p>5,587g</text:p>
          </table:table-cell>
          <table:table-cell office:value-type="float" office:value="72.9" calcext:value-type="float">
            <text:p>72,9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565084" calcext:value-type="float">
            <text:p>565084</text:p>
          </table:table-cell>
          <table:table-cell office:value-type="float" office:value="7102976" calcext:value-type="float">
            <text:p>7102976</text:p>
          </table:table-cell>
          <table:table-cell office:value-type="float" office:value="367616" calcext:value-type="float">
            <text:p>3676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736" calcext:value-type="float">
            <text:p>88736</text:p>
          </table:table-cell>
          <table:table-cell office:value-type="float" office:value="1579832" calcext:value-type="float">
            <text:p>1579832</text:p>
          </table:table-cell>
          <table:table-cell office:value-type="float" office:value="559700" calcext:value-type="float">
            <text:p>559700</text:p>
          </table:table-cell>
          <table:table-cell/>
          <table:table-cell office:value-type="float" office:value="5951868" calcext:value-type="float">
            <text:p>5951868</text:p>
          </table:table-cell>
          <table:table-cell office:value-type="string" calcext:value-type="string">
            <text:p>5,662g</text:p>
          </table:table-cell>
          <table:table-cell office:value-type="float" office:value="73.9" calcext:value-type="float">
            <text:p>73,9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72624" calcext:value-type="float">
            <text:p>472624</text:p>
          </table:table-cell>
          <table:table-cell office:value-type="float" office:value="7187076" calcext:value-type="float">
            <text:p>7187076</text:p>
          </table:table-cell>
          <table:table-cell office:value-type="float" office:value="375976" calcext:value-type="float">
            <text:p>37597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7156" calcext:value-type="float">
            <text:p>97156</text:p>
          </table:table-cell>
          <table:table-cell office:value-type="float" office:value="1571412" calcext:value-type="float">
            <text:p>1571412</text:p>
          </table:table-cell>
          <table:table-cell office:value-type="float" office:value="477336" calcext:value-type="float">
            <text:p>477336</text:p>
          </table:table-cell>
          <table:table-cell/>
          <table:table-cell office:value-type="float" office:value="6030012" calcext:value-type="float">
            <text:p>6030012</text:p>
          </table:table-cell>
          <table:table-cell office:value-type="string" calcext:value-type="string">
            <text:p>5,736g</text:p>
          </table:table-cell>
          <table:table-cell office:value-type="float" office:value="74.8" calcext:value-type="float">
            <text:p>74,8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94000" calcext:value-type="float">
            <text:p>394000</text:p>
          </table:table-cell>
          <table:table-cell office:value-type="float" office:value="7265604" calcext:value-type="float">
            <text:p>7265604</text:p>
          </table:table-cell>
          <table:table-cell office:value-type="float" office:value="376072" calcext:value-type="float">
            <text:p>3760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7340" calcext:value-type="float">
            <text:p>97340</text:p>
          </table:table-cell>
          <table:table-cell office:value-type="float" office:value="1571228" calcext:value-type="float">
            <text:p>1571228</text:p>
          </table:table-cell>
          <table:table-cell office:value-type="float" office:value="398788" calcext:value-type="float">
            <text:p>398788</text:p>
          </table:table-cell>
          <table:table-cell/>
          <table:table-cell office:value-type="float" office:value="6108024" calcext:value-type="float">
            <text:p>6108024</text:p>
          </table:table-cell>
          <table:table-cell office:value-type="string" calcext:value-type="string">
            <text:p>5,811g</text:p>
          </table:table-cell>
          <table:table-cell office:value-type="float" office:value="75.8" calcext:value-type="float">
            <text:p>75,8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5376" calcext:value-type="float">
            <text:p>315376</text:p>
          </table:table-cell>
          <table:table-cell office:value-type="float" office:value="7343780" calcext:value-type="float">
            <text:p>7343780</text:p>
          </table:table-cell>
          <table:table-cell office:value-type="float" office:value="376520" calcext:value-type="float">
            <text:p>3765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7696" calcext:value-type="float">
            <text:p>97696</text:p>
          </table:table-cell>
          <table:table-cell office:value-type="float" office:value="1570872" calcext:value-type="float">
            <text:p>1570872</text:p>
          </table:table-cell>
          <table:table-cell office:value-type="float" office:value="320256" calcext:value-type="float">
            <text:p>320256</text:p>
          </table:table-cell>
          <table:table-cell/>
          <table:table-cell office:value-type="float" office:value="6186168" calcext:value-type="float">
            <text:p>6186168</text:p>
          </table:table-cell>
          <table:table-cell office:value-type="string" calcext:value-type="string">
            <text:p>5,885g</text:p>
          </table:table-cell>
          <table:table-cell office:value-type="float" office:value="76.8" calcext:value-type="float">
            <text:p>76,8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5772" calcext:value-type="float">
            <text:p>235772</text:p>
          </table:table-cell>
          <table:table-cell office:value-type="float" office:value="7423384" calcext:value-type="float">
            <text:p>7423384</text:p>
          </table:table-cell>
          <table:table-cell office:value-type="float" office:value="376520" calcext:value-type="float">
            <text:p>3765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8124" calcext:value-type="float">
            <text:p>98124</text:p>
          </table:table-cell>
          <table:table-cell office:value-type="float" office:value="1570444" calcext:value-type="float">
            <text:p>1570444</text:p>
          </table:table-cell>
          <table:table-cell office:value-type="float" office:value="241640" calcext:value-type="float">
            <text:p>241640</text:p>
          </table:table-cell>
          <table:table-cell/>
          <table:table-cell office:value-type="float" office:value="6264312" calcext:value-type="float">
            <text:p>6264312</text:p>
          </table:table-cell>
          <table:table-cell office:value-type="string" calcext:value-type="string">
            <text:p>5,960g</text:p>
          </table:table-cell>
          <table:table-cell office:value-type="float" office:value="77.8" calcext:value-type="float">
            <text:p>77,8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6960" calcext:value-type="float">
            <text:p>156960</text:p>
          </table:table-cell>
          <table:table-cell office:value-type="float" office:value="7502180" calcext:value-type="float">
            <text:p>7502180</text:p>
          </table:table-cell>
          <table:table-cell office:value-type="float" office:value="376536" calcext:value-type="float">
            <text:p>3765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8176" calcext:value-type="float">
            <text:p>98176</text:p>
          </table:table-cell>
          <table:table-cell office:value-type="float" office:value="1570392" calcext:value-type="float">
            <text:p>1570392</text:p>
          </table:table-cell>
          <table:table-cell office:value-type="float" office:value="164476" calcext:value-type="float">
            <text:p>164476</text:p>
          </table:table-cell>
          <table:table-cell/>
          <table:table-cell office:value-type="float" office:value="6342456" calcext:value-type="float">
            <text:p>6342456</text:p>
          </table:table-cell>
          <table:table-cell office:value-type="string" calcext:value-type="string">
            <text:p>6,034g</text:p>
          </table:table-cell>
          <table:table-cell office:value-type="float" office:value="78.7" calcext:value-type="float">
            <text:p>78,7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7868" calcext:value-type="float">
            <text:p>147868</text:p>
          </table:table-cell>
          <table:table-cell office:value-type="float" office:value="7561612" calcext:value-type="float">
            <text:p>7561612</text:p>
          </table:table-cell>
          <table:table-cell office:value-type="float" office:value="326196" calcext:value-type="float">
            <text:p>3261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9100" calcext:value-type="float">
            <text:p>49100</text:p>
          </table:table-cell>
          <table:table-cell office:value-type="float" office:value="1619468" calcext:value-type="float">
            <text:p>1619468</text:p>
          </table:table-cell>
          <table:table-cell office:value-type="float" office:value="113072" calcext:value-type="float">
            <text:p>113072</text:p>
          </table:table-cell>
          <table:table-cell/>
          <table:table-cell office:value-type="float" office:value="6420600" calcext:value-type="float">
            <text:p>6420600</text:p>
          </table:table-cell>
          <table:table-cell office:value-type="string" calcext:value-type="string">
            <text:p>6,062g</text:p>
          </table:table-cell>
          <table:table-cell office:value-type="float" office:value="79.1" calcext:value-type="float">
            <text:p>79,1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2392" calcext:value-type="float">
            <text:p>142392</text:p>
          </table:table-cell>
          <table:table-cell office:value-type="float" office:value="7620444" calcext:value-type="float">
            <text:p>7620444</text:p>
          </table:table-cell>
          <table:table-cell office:value-type="float" office:value="272840" calcext:value-type="float">
            <text:p>27284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0" calcext:value-type="float">
            <text:p>0</text:p>
          </table:table-cell>
          <table:table-cell office:value-type="float" office:value="1668568" calcext:value-type="float">
            <text:p>1668568</text:p>
          </table:table-cell>
          <table:table-cell office:value-type="float" office:value="79684" calcext:value-type="float">
            <text:p>79684</text:p>
          </table:table-cell>
          <table:table-cell/>
          <table:table-cell office:value-type="float" office:value="6498744" calcext:value-type="float">
            <text:p>6498744</text:p>
          </table:table-cell>
          <table:table-cell office:value-type="string" calcext:value-type="string">
            <text:p>6,089g</text:p>
          </table:table-cell>
          <table:table-cell office:value-type="float" office:value="79.5" calcext:value-type="float">
            <text:p>79,5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9376" calcext:value-type="float">
            <text:p>129376</text:p>
          </table:table-cell>
          <table:table-cell office:value-type="float" office:value="7698272" calcext:value-type="float">
            <text:p>7698272</text:p>
          </table:table-cell>
          <table:table-cell office:value-type="float" office:value="208028" calcext:value-type="float">
            <text:p>2080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" calcext:value-type="float">
            <text:p>4</text:p>
          </table:table-cell>
          <table:table-cell office:value-type="float" office:value="1668564" calcext:value-type="float">
            <text:p>1668564</text:p>
          </table:table-cell>
          <table:table-cell office:value-type="float" office:value="33872" calcext:value-type="float">
            <text:p>33872</text:p>
          </table:table-cell>
          <table:table-cell/>
          <table:table-cell office:value-type="float" office:value="6576888" calcext:value-type="float">
            <text:p>6576888</text:p>
          </table:table-cell>
          <table:table-cell office:value-type="string" calcext:value-type="string">
            <text:p>6,163g</text:p>
          </table:table-cell>
          <table:table-cell office:value-type="float" office:value="80.4" calcext:value-type="float">
            <text:p>80,4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2128" calcext:value-type="float">
            <text:p>122128</text:p>
          </table:table-cell>
          <table:table-cell office:value-type="float" office:value="7703744" calcext:value-type="float">
            <text:p>7703744</text:p>
          </table:table-cell>
          <table:table-cell office:value-type="float" office:value="209804" calcext:value-type="float">
            <text:p>2098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" calcext:value-type="float">
            <text:p>20</text:p>
          </table:table-cell>
          <table:table-cell office:value-type="float" office:value="1668548" calcext:value-type="float">
            <text:p>1668548</text:p>
          </table:table-cell>
          <table:table-cell office:value-type="float" office:value="29296" calcext:value-type="float">
            <text:p>29296</text:p>
          </table:table-cell>
          <table:table-cell/>
          <table:table-cell office:value-type="float" office:value="6655032" calcext:value-type="float">
            <text:p>6655032</text:p>
          </table:table-cell>
          <table:table-cell office:value-type="string" calcext:value-type="string">
            <text:p>6,231g</text:p>
          </table:table-cell>
          <table:table-cell office:value-type="float" office:value="81.3" calcext:value-type="float">
            <text:p>81,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04:00:28.945156048</meta:creation-date>
    <dc:date>2020-12-14T04:18:44.336295029</dc:date>
    <meta:editing-duration>PT8M5S</meta:editing-duration>
    <meta:editing-cycles>1</meta:editing-cycles>
    <meta:document-statistic meta:table-count="1" meta:cell-count="1161" meta:object-count="0"/>
    <meta:generator>LibreOffice/6.0.7.3$Linux_X86_64 LibreOffice_project/00m0$Build-3</meta:generator>
  </office:meta>
</office:document-meta>
</file>